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2C5236E4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subtitle">
      <style:graphic-properties draw:fill-color="#ffffff" fo:min-height="14.478cm"/>
    </style:style>
    <style:style style:name="pr2" style:family="presentation" style:parent-style-name="Blue-subtitle">
      <style:graphic-properties draw:stroke="none" draw:fill="none" fo:min-height="1.268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outline1">
      <style:graphic-properties fo:min-height="15.406cm"/>
    </style:style>
    <style:style style:name="pr6" style:family="presentation" style:parent-style-name="Blue-notes">
      <style:graphic-properties draw:fill-color="#ffffff" fo:min-height="13.364cm"/>
    </style:style>
    <style:style style:name="pr7" style:family="presentation" style:parent-style-name="Blue-outline1">
      <style:graphic-properties fo:min-height="13.859cm"/>
    </style:style>
    <style:style style:name="pr8" style:family="presentation" style:parent-style-name="Blue-outline1">
      <style:graphic-properties fo:min-height="15.48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32">
        <office:forms form:automatic-focus="false" form:apply-design-mode="false"/>
        <draw:frame presentation:style-name="pr1" draw:layer="layout" svg:width="25.199cm" svg:height="16.459cm" svg:x="1.301cm" svg:y="4.852cm" presentation:class="subtitle" presentation:user-transformed="true">
          <draw:text-box>
            <text:p/>
            <text:p/>
            <text:p/>
            <text:p/>
            <text:p/>
            <text:p>(Platform to test methods to maximize (minimize) functions)</text:p>
            <text:p/>
            <text:p/>
            <text:p/>
            <text:p/>
            <text:p><text:s text:c="38"/><text:span text:style-name="T1">By Armand Gutiérrez Arumi</text:span></text:p>
            <text:p/>
          </draw:text-box>
        </draw:frame>
        <draw:frame presentation:style-name="pr2" draw:layer="layout" svg:width="8.341cm" svg:height="1.268cm" svg:x="9.185cm" svg:y="7.112cm">
          <draw:text-box>
            <text:p>Python project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ntroduction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Necessity to maximize(minimize) functions</text:p>
                <text:list>
                  <text:list-header>
                    <text:p>[difficult to derivate, complex, …]</text:p>
                  </text:list-header>
                </text:list>
                <text:p/>
                <text:p>Multiple requirements</text:p>
              </text:list-item>
              <text:list-item>
                <text:p>e.g.</text:p>
                <text:list>
                  <text:list-item>
                    <text:p>Find certain dimensions of box to get maximum area with given restrictions</text:p>
                  </text:list-item>
                  <text:list-item>
                    <text:p>Find optimal evolution</text:p>
                  </text:list-item>
                  <text:list-item>
                    <text:p>Find binding sites of a protein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roposed applicat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Desired to simulate the different algorithms visually</text:p>
              </text:list-item>
              <text:list-item>
                <text:p>Use of cantour plots (2D map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lgorithm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Genetic algorithm (summarized ...)</text:p>
                <text:list>
                  <text:list-item>
                    <text:p>Several operations between individuals (and populations !? - bona idea)</text:p>
                  </text:list-item>
                  <text:list-item>
                    <text:p>Most used (easy to get new ones with combination of concep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lgorithm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Macro evolutionary algorithm (flash brush ..)</text:p>
                <text:list>
                  <text:list-item>
                    <text:p>Using of hooks</text:p>
                  </text:list-item>
                  <text:list-item>
                    <text:p>If its a purely ones, the matrix relations must be implemented (it works better if there a local full of pick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Method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We implemented 4 algorithms:</text:p>
                <text:list>
                  <text:list-item>
                    <text:p>Genetic algorithm </text:p>
                  </text:list-item>
                  <text:list-item>
                    <text:p>Pseudo Macro evolutionary algorithm</text:p>
                  </text:list-item>
                  <text:list-item>
                    <text:p>Mixed algorithm</text:p>
                  </text:list-item>
                  <text:list-item>
                    <text:p>Random :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Technical points</text:p>
          </draw:text-box>
        </draw:frame>
        <draw:frame presentation:style-name="pr7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Python libraries :</text:p>
                <text:list>
                  <text:list-item>
                    <text:p>matplotlib</text:p>
                  </text:list-item>
                  <text:list-item>
                    <text:p>wxPython for GUI</text:p>
                  </text:list-item>
                  <text:list-item>
                    <text:p>Numpy</text:p>
                    <text:p/>
                  </text:list-item>
                </text:list>
              </text:list-item>
              <text:list-item>
                <text:p>Some caution with:</text:p>
                <text:list>
                  <text:list-item>
                    <text:p>Non bloquing GUI (use of threads)</text:p>
                    <text:p/>
                  </text:list-item>
                </text:list>
              </text:list-item>
              <text:list-item>
                <text:p>Software Life Cycle :</text:p>
                <text:list>
                  <text:list-item>
                    <text:p>Use of GIT (collaborative orien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Demo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Further work</text:p>
          </draw:text-box>
        </draw:frame>
        <draw:frame presentation:style-name="pr8" draw:layer="layout" svg:width="26.463cm" svg:height="16.638cm" svg:x="0.969cm" svg:y="3.418cm" presentation:class="outline" presentation:user-transformed="true">
          <draw:text-box>
            <text:list text:style-name="L2">
              <text:list-item>
                <text:p>Add new features</text:p>
                <text:list>
                  <text:list-item>
                    <text:p>Implement other methods</text:p>
                  </text:list-item>
                  <text:list-item>
                    <text:p>the posibility of do statistics (when visually we see that some method works, )</text:p>
                  </text:list-item>
                  <text:list-item>
                    <text:p>Export the selected simulation into google chart (instead a kind of .dcd)</text:p>
                  </text:list-item>
                  <text:list-item>
                    <text:p>Library of landscapes (functions) to perform packed simulations</text:p>
                  </text:list-item>
                </text:list>
              </text:list-item>
              <text:list-item>
                <text:p>Correct bugs (GUI) … is a very preliminary version, there are a lot! (is a git project <text:s/>:) ) </text:p>
              </text:list-item>
              <text:list-item>
                <text:p>Improve the widget system (GUI) – appear the proper params for each algorith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Conclusions</text:p>
          </draw:text-box>
        </draw:frame>
        <draw:frame presentation:style-name="pr7" draw:layer="layout" svg:width="25.199cm" svg:height="17.068cm" svg:x="1.4cm" svg:y="4.914cm" presentation:class="outline" presentation:user-transformed="true">
          <draw:text-box>
            <text:list text:style-name="L2">
              <text:list-item>
                <text:p>Nice platform to start to play with algorithms</text:p>
              </text:list-item>
              <text:list-item>
                <text:p>It could decide you to go for a certain algorithms for your kind of problems</text:p>
              </text:list-item>
              <text:list-item>
                <text:p>Each algorithm has its strengths:</text:p>
                <text:list>
                  <text:list-item>
                    <text:p>Macroevolutionary algorithm to take into account if the distance is penalized</text:p>
                  </text:list-item>
                  <text:list-item>
                    <text:p>Genetic algorithm converges rapidly (instead it stays to a minimum(maximum) local</text:p>
                  </text:list-item>
                  <text:list-item>
                    <text:p>…</text:p>
                  </text:list-item>
                </text:list>
              </text:list-item>
              <text:list-item>
                <text:p>It provides a very preliminary step to develope new algorithms and see how it works in an easy w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2-03-09T21:24:02</meta:creation-date>
    <dc:language>fi-FI</dc:language>
    <meta:editing-cycles>16</meta:editing-cycles>
    <meta:editing-duration>PT46M32S</meta:editing-duration>
    <meta:initial-creator>Armand </meta:initial-creator>
    <dc:date>2012-03-11T09:32:02</dc:date>
    <dc:creator>armand </dc:creator>
    <meta:document-statistic meta:object-count="6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4/share/template/en-US/presnt/Blue.otp"/>
  </office:meta>
</office:document-meta>
</file>